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┌──────────┬──────────┬──────────┐</text:p>
      <text:p text:style-name="P1">│ <text:s text:c="2"/>oldF <text:s text:c="2"/>│ currentF │ <text:s text:c="2"/>newF <text:s text:c="2"/>│</text:p>
      <text:p text:style-name="P1">╞══════════╪══════════╪══════════╡</text:p>
      <text:p text:style-name="P1">│ <text:s text:c="3"/>0 <text:s text:c="4"/>│ <text:s text:c="3"/>1 <text:s text:c="4"/>│ <text:s text:c="3"/>1 <text:s text:c="4"/>│</text:p>
      <text:p text:style-name="P1">├──────────┼──────────┼──────────┤</text:p>
      <text:p text:style-name="P1">│ <text:s text:c="3"/>1 <text:s text:c="4"/>│ <text:s text:c="3"/>1 <text:s text:c="4"/>│ <text:s text:c="3"/>2 <text:s text:c="4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├──────────┼──────────┼──────────┤</text:p>
      <text:p text:style-name="P1">│ <text:s text:c="9"/>│ <text:s text:c="9"/>│ <text:s text:c="9"/>│</text:p>
      <text:p text:style-name="P1">└──────────┴──────────┴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8:49.228616797</meta:creation-date>
    <dc:date>2025-09-19T09:39:30.035465260</dc:date>
    <meta:editing-duration>PT41S</meta:editing-duration>
    <meta:editing-cycles>1</meta:editing-cycles>
    <meta:document-statistic meta:table-count="0" meta:image-count="0" meta:object-count="0" meta:page-count="1" meta:paragraph-count="21" meta:word-count="60" meta:character-count="714" meta:non-whitespace-character-count="436"/>
    <meta:generator>LibreOffice/24.8.3.2$Linux_X86_64 LibreOffice_project/480$Build-2</meta:generator>
  </office:meta>
</office:document-meta>
</file>